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2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3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08:22:1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33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33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33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33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34"><text:s text:c="1"/>* * * * * * * * * *</text:p>
      <text:p text:style-name="P35"><text:s text:c="1"/>* * * * * * * * * *</text:p>
      <text:p text:style-name="P36"><text:s text:c="1"/>* * * * * * * * * *</text:p>
      <text:p text:style-name="P37"><text:s text:c="1"/>* * * * * * * * * *</text:p>
      <text:p text:style-name="P38"><text:s text:c="1"/>* * * * * * * * * *</text:p>
      <text:p text:style-name="P39"><text:s text:c="1"/>* * * * * * * * * *</text:p>
      <text:p text:style-name="P40"><text:s text:c="1"/>* * * * * * * * * *</text:p>
      <text:p text:style-name="P41"><text:s text:c="1"/>* * * * * * * * * *</text:p>
      <text:p text:style-name="P42"><text:s text:c="1"/>* * * * * * * * * *</text:p>
      <text:p text:style-name="P43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44">Triangle:</text:p>
        </text:list-item>
      </text:list>
      <text:p text:style-name="P45"><text:s text:c="1"/>* </text:p>
      <text:p text:style-name="P46"><text:s text:c="1"/>* *</text:p>
      <text:p text:style-name="P47"><text:s text:c="1"/>* * *</text:p>
      <text:p text:style-name="P48"><text:s text:c="1"/>* * * * </text:p>
      <text:p text:style-name="P49"><text:s text:c="1"/>* * * * *</text:p>
      <text:p text:style-name="P50"><text:s text:c="1"/>* * * * * *</text:p>
      <text:p text:style-name="P51"><text:s text:c="1"/>* * * * * * * </text:p>
      <text:p text:style-name="P52"><text:s text:c="1"/>* * * * * * * * </text:p>
      <text:p text:style-name="P53"><text:s text:c="1"/>* * * * * * * * * </text:p>
      <text:p text:style-name="P54"><text:s text:c="1"/>* * * * * * * * * *</text:p>
      <text:list text:style-name="L4">
        <text:list-item>
          <text:p text:style-name="P55">Triangle of numbers</text:p>
        </text:list-item>
      </text:list>
      <text:p text:style-name="P56">1</text:p>
      <text:p text:style-name="P57">222</text:p>
      <text:p text:style-name="P58">33333</text:p>
      <text:p text:style-name="P59">4444444</text:p>
      <text:p text:style-name="P60">555555555</text:p>
      <text:list text:style-name="L5">
        <text:list-item>
          <text:p text:style-name="P61">Upside-down binary triangle</text:p>
        </text:list-item>
      </text:list>
      <text:p text:style-name="P62">1010101</text:p>
      <text:p text:style-name="P63"><text:s text:c="1"/>10101 </text:p>
      <text:p text:style-name="P64"><text:s text:c="2"/>101 <text:s text:c="1"/></text:p>
      <text:p text:style-name="P65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12:22:28Z</meta:creation-date>
    <dc:date>2021-06-17T12:22:28Z</dc:date>
    <meta:user-defined meta:name="date" meta:value-type="string">June  17, 2021 (08:22:1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